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070199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>
      <style:text-properties officeooo:paragraph-rsid="00070199"/>
    </style:style>
    <style:style style:name="P8" style:family="paragraph" style:parent-style-name="Heading_20_1">
      <style:text-properties fo:font-weight="bold" officeooo:paragraph-rsid="00070199" style:font-weight-asian="bold" style:font-weight-complex="bold"/>
    </style:style>
    <style:style style:name="P9" style:family="paragraph" style:parent-style-name="Heading_20_2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Heading_20_3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Text_20_body" style:list-style-name="L3">
      <style:paragraph-properties fo:margin-left="0in" fo:margin-right="0in" fo:text-indent="0in" style:auto-text-indent="false"/>
    </style:style>
    <style:style style:name="P12" style:family="paragraph" style:parent-style-name="Standard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a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- Using the GVM Vulnerability Scanner</text:p>
      <text:h text:style-name="P2" text:outline-level="1">Objectives</text:h>
      <text:p text:style-name="Text_20_body">In this lab, you will complete the following objectives:</text:p>
      <text:list text:style-name="L1">
        <text:list-item>
          <text:p text:style-name="P3">Part 1: Scan a Host for Vulnerabilities</text:p>
        </text:list-item>
        <text:list-item>
          <text:p text:style-name="P4">Part 2: Exploit a Vulnerability Found by GVM</text:p>
        </text:list-item>
      </text:list>
      <text:h text:style-name="P2" text:outline-level="1">Background / Scenario</text:h>
      <text:p text:style-name="P5">GVM is part of the Open-Source Vulnerability Management suite of products produced by Greenbone Networks GmbH. </text:p>
      <text:p text:style-name="P5">The GVM scanner is one of the most widely used open-source vulnerability scanners. Unlike Nmap, GVM uses a graphical user interface to initiate scans and report vulnerability scan results. </text:p>
      <text:p text:style-name="P5">In this lab you will scan a well-known vulnerable host, Metasploitable, and then determine how to formulate attacks to take advantage of the vulnerabilities.</text:p>
      <text:h text:style-name="P2" text:outline-level="1">Required Resources</text:h>
      <text:list text:style-name="L2">
        <text:list-item>
          <text:p text:style-name="P6">Kali VM customized for the Ethical Hacker course</text:p>
        </text:list-item>
        <text:list-item>
          <text:p text:style-name="P7">Internet access</text:p>
        </text:list-item>
      </text:list>
      <text:h text:style-name="P8" text:outline-level="1">Instructions</text:h>
      <text:h text:style-name="P9" text:outline-level="2">Part 1: Scan a Host for Vulnerabilities</text:h>
      <text:h text:style-name="P10" text:outline-level="3">Step 1: Start GVM services.</text:h>
      <text:list text:style-name="L3">
        <text:list-item>
          <text:p text:style-name="P11">Start the GVM scanner using the <text:span text:style-name="Strong_20_Emphasis">sudo gvm-start </text:span>command. You can also access the <text:span text:style-name="Strong_20_Emphasis">gvm-start</text:span> script using the Applications menu on the Kali desktop, <text:span text:style-name="Strong_20_Emphasis">Kali -&gt;02-Vulnerability Analysis -&gt; gvm start</text:span>.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23:38:03.356622793</meta:creation-date>
    <meta:generator>LibreOffice/25.8.3.2$Linux_X86_64 LibreOffice_project/580$Build-2</meta:generator>
    <dc:date>2026-01-24T23:48:12.226974787</dc:date>
    <meta:editing-duration>PT10M8S</meta:editing-duration>
    <meta:editing-cycles>2</meta:editing-cycles>
    <meta:document-statistic meta:table-count="0" meta:image-count="0" meta:object-count="0" meta:page-count="1" meta:paragraph-count="16" meta:word-count="164" meta:character-count="1025" meta:non-whitespace-character-count="880"/>
  </office:meta>
</office:document-meta>
</file>